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Open Sans" svg:font-family="'Open Sans', Arial, sans-serif"/>
    <style:font-face style:name="Tahoma1" svg:font-family="Tahoma"/>
    <style:font-face style:name="Courier New" svg:font-family="'Courier New'" style:font-family-generic="modern" style:font-pitch="fixed"/>
    <style:font-face style:name="AR BERKLEY" svg:font-family="'AR BERKLEY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7a0f6" officeooo:paragraph-rsid="0017a0f6"/>
    </style:style>
    <style:style style:name="P2" style:family="paragraph" style:parent-style-name="Text_20_body">
      <style:text-properties officeooo:rsid="0018f7a6" officeooo:paragraph-rsid="0018f7a6"/>
    </style:style>
    <style:style style:name="P3" style:family="paragraph" style:parent-style-name="Text_20_body">
      <style:text-properties fo:font-weight="bold" officeooo:rsid="0017a0f6" officeooo:paragraph-rsid="0017a0f6" style:font-weight-asian="bold" style:font-weight-complex="bold"/>
    </style:style>
    <style:style style:name="P4" style:family="paragraph" style:parent-style-name="Text_20_body">
      <style:text-properties officeooo:paragraph-rsid="001a504e"/>
    </style:style>
    <style:style style:name="P5" style:family="paragraph" style:parent-style-name="Text_20_body">
      <style:text-properties officeooo:rsid="001b0535" officeooo:paragraph-rsid="001b0535"/>
    </style:style>
    <style:style style:name="P6" style:family="paragraph" style:parent-style-name="Text_20_body">
      <style:text-properties officeooo:rsid="001bb5a9" officeooo:paragraph-rsid="001bb5a9"/>
    </style:style>
    <style:style style:name="P7" style:family="paragraph" style:parent-style-name="Text_20_body">
      <style:text-properties officeooo:rsid="001c82ad" officeooo:paragraph-rsid="001c82ad"/>
    </style:style>
    <style:style style:name="P8" style:family="paragraph" style:parent-style-name="Text_20_body">
      <style:text-properties officeooo:rsid="001ca382" officeooo:paragraph-rsid="001ca382"/>
    </style:style>
    <style:style style:name="P9" style:family="paragraph" style:parent-style-name="Text_20_body">
      <style:paragraph-properties fo:margin-left="1.245cm" fo:margin-right="0cm" fo:text-indent="0cm" style:auto-text-indent="false"/>
      <style:text-properties officeooo:rsid="0017a0f6" officeooo:paragraph-rsid="0017a0f6"/>
    </style:style>
    <style:style style:name="P10" style:family="paragraph" style:parent-style-name="Text_20_body">
      <style:paragraph-properties fo:margin-left="1.245cm" fo:margin-right="0cm" fo:text-indent="0cm" style:auto-text-indent="false"/>
      <style:text-properties officeooo:rsid="0017a0f6" officeooo:paragraph-rsid="0018f7a6"/>
    </style:style>
    <style:style style:name="P11" style:family="paragraph" style:parent-style-name="Text_20_body">
      <style:paragraph-properties fo:margin-left="1.245cm" fo:margin-right="0cm" fo:text-indent="0cm" style:auto-text-indent="false"/>
      <style:text-properties officeooo:rsid="0017a0f6" officeooo:paragraph-rsid="001a504e"/>
    </style:style>
    <style:style style:name="P12" style:family="paragraph" style:parent-style-name="Text_20_body">
      <style:paragraph-properties fo:margin-left="1.245cm" fo:margin-right="0cm" fo:text-indent="0cm" style:auto-text-indent="false"/>
      <style:text-properties officeooo:rsid="0018f7a6" officeooo:paragraph-rsid="0018f7a6"/>
    </style:style>
    <style:style style:name="P13" style:family="paragraph" style:parent-style-name="Text_20_body">
      <style:paragraph-properties fo:margin-left="1.245cm" fo:margin-right="0cm" fo:text-indent="0cm" style:auto-text-indent="false"/>
      <style:text-properties officeooo:rsid="001857ce" officeooo:paragraph-rsid="001857ce"/>
    </style:style>
    <style:style style:name="P14" style:family="paragraph" style:parent-style-name="Text_20_body">
      <style:paragraph-properties fo:margin-left="2.491cm" fo:margin-right="0cm" fo:text-indent="0cm" style:auto-text-indent="false"/>
      <style:text-properties style:font-name="Courier New" officeooo:rsid="0017a0f6" officeooo:paragraph-rsid="0017a0f6"/>
    </style:style>
    <style:style style:name="P15" style:family="paragraph" style:parent-style-name="Text_20_body">
      <style:paragraph-properties fo:margin-left="2.491cm" fo:margin-right="0cm" fo:text-indent="0cm" style:auto-text-indent="false"/>
      <style:text-properties style:font-name="Courier New" officeooo:rsid="001857ce" officeooo:paragraph-rsid="001857ce"/>
    </style:style>
    <style:style style:name="P16" style:family="paragraph" style:parent-style-name="Text_20_body">
      <style:paragraph-properties fo:margin-left="2.491cm" fo:margin-right="0cm" fo:text-indent="0cm" style:auto-text-indent="false"/>
      <style:text-properties officeooo:rsid="0017a0f6" officeooo:paragraph-rsid="0018f7a6"/>
    </style:style>
    <style:style style:name="P17" style:family="paragraph" style:parent-style-name="Text_20_body">
      <style:paragraph-properties fo:margin-left="2.491cm" fo:margin-right="0cm" fo:text-indent="0cm" style:auto-text-indent="false"/>
      <style:text-properties officeooo:rsid="0017a0f6" officeooo:paragraph-rsid="0017a0f6"/>
    </style:style>
    <style:style style:name="P18" style:family="paragraph" style:parent-style-name="Text_20_body">
      <style:paragraph-properties fo:margin-left="2.491cm" fo:margin-right="0cm" fo:text-indent="0cm" style:auto-text-indent="false"/>
      <style:text-properties officeooo:rsid="0018f7a6" officeooo:paragraph-rsid="0018f7a6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officeooo:rsid="0017a0f6" officeooo:paragraph-rsid="0018f7a6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fo:font-weight="bold" officeooo:rsid="0017a0f6" officeooo:paragraph-rsid="0018f7a6" style:font-weight-asian="bold" style:font-weight-complex="bold"/>
    </style:style>
    <style:style style:name="P21" style:family="paragraph" style:parent-style-name="Title">
      <style:paragraph-properties fo:break-before="page"/>
      <style:text-properties officeooo:rsid="0018f7a6" officeooo:paragraph-rsid="0018f7a6"/>
    </style:style>
    <style:style style:name="P22" style:family="paragraph" style:parent-style-name="Title">
      <style:paragraph-properties fo:break-before="page"/>
      <style:text-properties officeooo:rsid="001b0535" officeooo:paragraph-rsid="001b0535"/>
    </style:style>
    <style:style style:name="P23" style:family="paragraph" style:parent-style-name="Subtitle">
      <style:text-properties officeooo:rsid="0017a0f6" officeooo:paragraph-rsid="0017a0f6"/>
    </style:style>
    <style:style style:name="P24" style:family="paragraph" style:parent-style-name="Standard">
      <style:text-properties officeooo:rsid="001ca382" officeooo:paragraph-rsid="001ec007"/>
    </style:style>
    <style:style style:name="P25" style:family="paragraph" style:parent-style-name="Standard">
      <style:text-properties officeooo:paragraph-rsid="001ca382"/>
    </style:style>
    <style:style style:name="P26" style:family="paragraph" style:parent-style-name="Standard">
      <style:text-properties officeooo:paragraph-rsid="001dff95"/>
    </style:style>
    <style:style style:name="P27" style:family="paragraph" style:parent-style-name="Standard">
      <style:text-properties officeooo:paragraph-rsid="001ec007"/>
    </style:style>
    <style:style style:name="P28" style:family="paragraph" style:parent-style-name="Standard">
      <style:text-properties officeooo:paragraph-rsid="001fa612"/>
    </style:style>
    <style:style style:name="P29" style:family="paragraph" style:parent-style-name="Standard">
      <style:paragraph-properties fo:text-align="start" style:justify-single-word="false" style:writing-mode="lr-tb"/>
      <style:text-properties officeooo:paragraph-rsid="001ca382"/>
    </style:style>
    <style:style style:name="P30" style:family="paragraph" style:parent-style-name="Standard">
      <style:paragraph-properties fo:text-align="start" style:justify-single-word="false" style:writing-mode="lr-tb"/>
      <style:text-properties officeooo:paragraph-rsid="001dff95"/>
    </style:style>
    <style:style style:name="P31" style:family="paragraph" style:parent-style-name="Standard">
      <style:paragraph-properties fo:text-align="start" style:justify-single-word="false" style:writing-mode="lr-tb"/>
      <style:text-properties officeooo:paragraph-rsid="001ec007"/>
    </style:style>
    <style:style style:name="P32" style:family="paragraph" style:parent-style-name="Heading_20_1">
      <style:text-properties officeooo:paragraph-rsid="001c82ad"/>
    </style:style>
    <style:style style:name="P33" style:family="paragraph" style:parent-style-name="Heading_20_1">
      <style:text-properties officeooo:rsid="001c82ad" officeooo:paragraph-rsid="001c82ad"/>
    </style:style>
    <style:style style:name="P34" style:family="paragraph" style:parent-style-name="Heading_20_1">
      <style:text-properties officeooo:rsid="001ca382" officeooo:paragraph-rsid="001ca382"/>
    </style:style>
    <style:style style:name="P35" style:family="paragraph" style:parent-style-name="Heading_20_1">
      <style:text-properties officeooo:rsid="001ca382" officeooo:paragraph-rsid="001dff95"/>
    </style:style>
    <style:style style:name="P36" style:family="paragraph" style:parent-style-name="Heading_20_1">
      <style:text-properties officeooo:rsid="001fa612" officeooo:paragraph-rsid="001fa612"/>
    </style:style>
    <style:style style:name="P37" style:family="paragraph" style:parent-style-name="Heading_20_1">
      <style:text-properties officeooo:rsid="0018f7a6" officeooo:paragraph-rsid="001a504e"/>
    </style:style>
    <style:style style:name="P38" style:family="paragraph" style:parent-style-name="Heading_20_1">
      <style:text-properties officeooo:rsid="001a504e" officeooo:paragraph-rsid="001a504e"/>
    </style:style>
    <style:style style:name="P39" style:family="paragraph" style:parent-style-name="Heading_20_1">
      <style:text-properties officeooo:rsid="0023375c" officeooo:paragraph-rsid="0023375c"/>
    </style:style>
    <style:style style:name="P40" style:family="paragraph" style:parent-style-name="Heading_20_3">
      <style:text-properties officeooo:paragraph-rsid="001c82ad"/>
    </style:style>
    <style:style style:name="P41" style:family="paragraph" style:parent-style-name="Heading_20_3">
      <style:text-properties officeooo:rsid="001c82ad" officeooo:paragraph-rsid="001c82ad"/>
    </style:style>
    <style:style style:name="P42" style:family="paragraph" style:parent-style-name="Heading_20_3">
      <style:text-properties officeooo:rsid="001c82ad" officeooo:paragraph-rsid="001ca382"/>
    </style:style>
    <style:style style:name="P43" style:family="paragraph" style:parent-style-name="Heading_20_3">
      <style:text-properties officeooo:rsid="001c82ad" officeooo:paragraph-rsid="001dff95"/>
    </style:style>
    <style:style style:name="P44" style:family="paragraph" style:parent-style-name="Heading_20_3">
      <style:text-properties officeooo:rsid="001c82ad" officeooo:paragraph-rsid="001ec007"/>
    </style:style>
    <style:style style:name="P45" style:family="paragraph" style:parent-style-name="Heading_20_3">
      <style:text-properties officeooo:rsid="001c82ad" officeooo:paragraph-rsid="001fa612"/>
    </style:style>
    <style:style style:name="P46" style:family="paragraph" style:parent-style-name="Heading_20_3">
      <style:text-properties officeooo:rsid="001ca382" officeooo:paragraph-rsid="001ca382"/>
    </style:style>
    <style:style style:name="P47" style:family="paragraph" style:parent-style-name="Heading_20_3">
      <style:text-properties officeooo:rsid="001ca382" officeooo:paragraph-rsid="001dff95"/>
    </style:style>
    <style:style style:name="P48" style:family="paragraph" style:parent-style-name="Heading_20_3">
      <style:text-properties officeooo:rsid="001ca382" officeooo:paragraph-rsid="001ec007"/>
    </style:style>
    <style:style style:name="P49" style:family="paragraph" style:parent-style-name="Heading_20_3">
      <style:text-properties officeooo:rsid="001ca382" officeooo:paragraph-rsid="001fa612"/>
    </style:style>
    <style:style style:name="P50" style:family="paragraph" style:parent-style-name="Heading_20_3">
      <style:text-properties officeooo:paragraph-rsid="001ca382"/>
    </style:style>
    <style:style style:name="P51" style:family="paragraph" style:parent-style-name="Heading_20_3">
      <style:text-properties officeooo:paragraph-rsid="001dff95"/>
    </style:style>
    <style:style style:name="P52" style:family="paragraph" style:parent-style-name="Heading_20_3">
      <style:text-properties officeooo:paragraph-rsid="001ec007"/>
    </style:style>
    <style:style style:name="P53" style:family="paragraph" style:parent-style-name="Heading_20_3">
      <style:text-properties officeooo:paragraph-rsid="001fa612"/>
    </style:style>
    <style:style style:name="P54" style:family="paragraph" style:parent-style-name="Heading_20_2">
      <style:text-properties officeooo:paragraph-rsid="001bb5a9"/>
    </style:style>
    <style:style style:name="P55" style:family="paragraph" style:parent-style-name="Heading_20_2">
      <style:text-properties officeooo:rsid="001bb5a9" officeooo:paragraph-rsid="001bb5a9"/>
    </style:style>
    <style:style style:name="P56" style:family="paragraph" style:parent-style-name="Heading_20_2">
      <style:text-properties officeooo:rsid="001c82ad" officeooo:paragraph-rsid="001c82ad"/>
    </style:style>
    <style:style style:name="P57" style:family="paragraph" style:parent-style-name="Heading_20_2">
      <style:text-properties officeooo:rsid="001ca382" officeooo:paragraph-rsid="001ca382"/>
    </style:style>
    <style:style style:name="P58" style:family="paragraph" style:parent-style-name="Heading_20_2">
      <style:text-properties officeooo:rsid="001ca382" officeooo:paragraph-rsid="001dff95"/>
    </style:style>
    <style:style style:name="P59" style:family="paragraph" style:parent-style-name="Heading_20_2">
      <style:text-properties officeooo:rsid="001ca382" officeooo:paragraph-rsid="001ec007"/>
    </style:style>
    <style:style style:name="P60" style:family="paragraph" style:parent-style-name="Heading_20_2">
      <style:text-properties officeooo:rsid="001ca382" officeooo:paragraph-rsid="001fa612"/>
    </style:style>
    <style:style style:name="P61" style:family="paragraph" style:parent-style-name="Heading_20_2">
      <style:text-properties officeooo:rsid="001a504e" officeooo:paragraph-rsid="001a504e"/>
    </style:style>
    <style:style style:name="P62" style:family="paragraph" style:parent-style-name="Standard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paragraph-rsid="001c82ad" style:font-size-asian="10pt" style:font-style-asian="normal" style:font-weight-asian="normal" style:text-emphasize="none"/>
    </style:style>
    <style:style style:name="P63" style:family="paragraph" style:parent-style-name="Standard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paragraph-rsid="001ca382" style:font-size-asian="10pt" style:font-style-asian="normal" style:font-weight-asian="normal" style:text-emphasize="none"/>
    </style:style>
    <style:style style:name="P64" style:family="paragraph" style:parent-style-name="Standard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paragraph-rsid="001dff95" style:font-size-asian="10pt" style:font-style-asian="normal" style:font-weight-asian="normal" style:text-emphasize="none"/>
    </style:style>
    <style:style style:name="P65" style:family="paragraph" style:parent-style-name="Standard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paragraph-rsid="001ec007" style:font-size-asian="10pt" style:font-style-asian="normal" style:font-weight-asian="normal" style:text-emphasize="none"/>
    </style:style>
    <style:style style:name="P66" style:family="paragraph" style:parent-style-name="Standard" style:list-style-name="L4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1ca382" officeooo:paragraph-rsid="001ca382" style:font-size-asian="10pt" style:font-style-asian="normal" style:font-weight-asian="normal" style:font-weight-complex="normal" style:text-emphasize="none"/>
    </style:style>
    <style:style style:name="P67" style:family="paragraph" style:parent-style-name="Standard" style:list-style-name="L4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1ca382" officeooo:paragraph-rsid="0024f914" style:font-size-asian="10pt" style:font-style-asian="normal" style:font-weight-asian="normal" style:font-weight-complex="normal" style:text-emphasize="none"/>
    </style:style>
    <style:style style:name="P68" style:family="paragraph" style:parent-style-name="Standard" style:list-style-name="L7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1ec007" officeooo:paragraph-rsid="001ec007" style:font-size-asian="10pt" style:font-style-asian="normal" style:font-weight-asian="normal" style:font-weight-complex="normal" style:text-emphasize="none"/>
    </style:style>
    <style:style style:name="P69" style:family="paragraph" style:parent-style-name="Standard" style:list-style-name="L4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24f914" officeooo:paragraph-rsid="0024f914" style:font-size-asian="10pt" style:font-style-asian="normal" style:font-weight-asian="normal" style:font-weight-complex="normal" style:text-emphasize="none"/>
    </style:style>
    <style:style style:name="P70" style:family="paragraph" style:parent-style-name="Standard" style:list-style-name="L6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24f914" officeooo:paragraph-rsid="0024f914" style:font-size-asian="10pt" style:font-style-asian="normal" style:font-weight-asian="normal" style:font-weight-complex="normal" style:text-emphasize="none"/>
    </style:style>
    <style:style style:name="P71" style:family="paragraph" style:parent-style-name="Standard" style:list-style-name="L4">
      <style:text-properties officeooo:paragraph-rsid="001ca382"/>
    </style:style>
    <style:style style:name="P72" style:family="paragraph" style:parent-style-name="Standard">
      <style:text-properties fo:font-weight="normal" officeooo:rsid="001ca382" officeooo:paragraph-rsid="001ca382" style:font-weight-asian="normal" style:font-weight-complex="normal"/>
    </style:style>
    <style:style style:name="P73" style:family="paragraph" style:parent-style-name="Standard" style:list-style-name="L7">
      <style:text-properties officeooo:paragraph-rsid="001dff95"/>
    </style:style>
    <style:style style:name="P74" style:family="paragraph" style:parent-style-name="Standard" style:list-style-name="L7">
      <style:text-properties officeooo:paragraph-rsid="001ec007"/>
    </style:style>
    <style:style style:name="P75" style:family="paragraph" style:parent-style-name="Standard" style:list-style-name="L7">
      <style:text-properties fo:font-size="10pt" officeooo:rsid="001ec007" officeooo:paragraph-rsid="001ec007" style:font-size-asian="10pt" style:font-size-complex="10pt"/>
    </style:style>
    <style:style style:name="P76" style:family="paragraph" style:parent-style-name="Standard" style:list-style-name="L11">
      <style:text-properties officeooo:paragraph-rsid="001fa612"/>
    </style:style>
    <style:style style:name="P77" style:family="paragraph" style:parent-style-name="Standard" style:list-style-name="L13">
      <style:text-properties officeooo:paragraph-rsid="001fa612"/>
    </style:style>
    <style:style style:name="P78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P79" style:family="paragraph" style:parent-style-name="Standard" style:list-style-name="L4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P80" style:family="paragraph" style:parent-style-name="Standard" style:list-style-name="L7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P81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1eae93" officeooo:paragraph-rsid="001eae93" style:font-size-asian="10pt" style:font-style-asian="normal" style:font-weight-asian="normal" style:text-emphasize="none"/>
    </style:style>
    <style:style style:name="P82" style:family="paragraph" style:parent-style-name="Standard" style:list-style-name="L2">
      <style:paragraph-properties fo:text-align="start" style:justify-single-word="false" style:writing-mode="lr-tb"/>
    </style:style>
    <style:style style:name="P83" style:family="paragraph" style:parent-style-name="Standard" style:list-style-name="L7">
      <style:paragraph-properties fo:text-align="start" style:justify-single-word="false" style:writing-mode="lr-tb"/>
    </style:style>
    <style:style style:name="P84" style:family="paragraph" style:parent-style-name="Standard" style:list-style-name="L7">
      <style:paragraph-properties fo:text-align="start" style:justify-single-word="false" style:writing-mode="lr-tb"/>
      <style:text-properties officeooo:paragraph-rsid="001eae93"/>
    </style:style>
    <style:style style:name="P85" style:family="paragraph" style:parent-style-name="Text_20_body" style:list-style-name="L1">
      <style:text-properties officeooo:rsid="0017a0f6" officeooo:paragraph-rsid="0017a0f6"/>
    </style:style>
    <style:style style:name="P86" style:family="paragraph" style:parent-style-name="Text_20_body" style:list-style-name="L2">
      <style:text-properties officeooo:paragraph-rsid="001ca382"/>
    </style:style>
    <style:style style:name="P87" style:family="paragraph" style:parent-style-name="Text_20_body" style:list-style-name="L2">
      <style:text-properties officeooo:rsid="001c82ad" officeooo:paragraph-rsid="001c82ad"/>
    </style:style>
    <style:style style:name="P88" style:family="paragraph" style:parent-style-name="Text_20_body" style:list-style-name="L3">
      <style:text-properties officeooo:paragraph-rsid="001c82ad"/>
    </style:style>
    <style:style style:name="P89" style:family="paragraph" style:parent-style-name="Text_20_body" style:list-style-name="L3">
      <style:text-properties officeooo:paragraph-rsid="001ca382"/>
    </style:style>
    <style:style style:name="P90" style:family="paragraph" style:parent-style-name="Text_20_body" style:list-style-name="L3">
      <style:text-properties officeooo:paragraph-rsid="001dff95"/>
    </style:style>
    <style:style style:name="P91" style:family="paragraph" style:parent-style-name="Text_20_body" style:list-style-name="L4">
      <style:text-properties officeooo:paragraph-rsid="001ca382"/>
    </style:style>
    <style:style style:name="P92" style:family="paragraph" style:parent-style-name="Text_20_body" style:list-style-name="L5">
      <style:text-properties officeooo:paragraph-rsid="001dff95"/>
    </style:style>
    <style:style style:name="P93" style:family="paragraph" style:parent-style-name="Text_20_body" style:list-style-name="L5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paragraph-rsid="001dff95" style:font-size-asian="10pt" style:font-style-asian="normal" style:font-weight-asian="normal" style:text-emphasize="none"/>
    </style:style>
    <style:style style:name="P94" style:family="paragraph" style:parent-style-name="Text_20_body" style:list-style-name="L5">
      <style:text-properties officeooo:rsid="001dff95" officeooo:paragraph-rsid="001dff95"/>
    </style:style>
    <style:style style:name="P95" style:family="paragraph" style:parent-style-name="Text_20_body" style:list-style-name="L6">
      <style:text-properties officeooo:paragraph-rsid="001dff95"/>
    </style:style>
    <style:style style:name="P96" style:family="paragraph" style:parent-style-name="Text_20_body" style:list-style-name="L6">
      <style:text-properties officeooo:rsid="001ca382" officeooo:paragraph-rsid="001eae93"/>
    </style:style>
    <style:style style:name="P97" style:family="paragraph" style:parent-style-name="Text_20_body" style:list-style-name="L3">
      <style:text-properties officeooo:rsid="001ca382" officeooo:paragraph-rsid="001ca382"/>
    </style:style>
    <style:style style:name="P98" style:family="paragraph" style:parent-style-name="Text_20_body" style:list-style-name="L3">
      <style:text-properties officeooo:rsid="001ca382" officeooo:paragraph-rsid="001dff95"/>
    </style:style>
    <style:style style:name="P99" style:family="paragraph" style:parent-style-name="Text_20_body" style:list-style-name="L8">
      <style:text-properties officeooo:rsid="001ca382" officeooo:paragraph-rsid="001ec007"/>
    </style:style>
    <style:style style:name="P100" style:family="paragraph" style:parent-style-name="Text_20_body" style:list-style-name="L9">
      <style:text-properties officeooo:rsid="001ca382" officeooo:paragraph-rsid="001ec007"/>
    </style:style>
    <style:style style:name="P101" style:family="paragraph" style:parent-style-name="Text_20_body" style:list-style-name="L10">
      <style:text-properties officeooo:rsid="001ca382" officeooo:paragraph-rsid="001ec007"/>
    </style:style>
    <style:style style:name="P102" style:family="paragraph" style:parent-style-name="Text_20_body" style:list-style-name="L12">
      <style:text-properties officeooo:rsid="001ca382" officeooo:paragraph-rsid="001fa612"/>
    </style:style>
    <style:style style:name="P103" style:family="paragraph" style:parent-style-name="Text_20_body" style:list-style-name="L14">
      <style:text-properties officeooo:rsid="001ca382" officeooo:paragraph-rsid="001fa612"/>
    </style:style>
    <style:style style:name="P104" style:family="paragraph" style:parent-style-name="Text_20_body" style:list-style-name="L3">
      <style:text-properties officeooo:rsid="001b0535" officeooo:paragraph-rsid="001ca382"/>
    </style:style>
    <style:style style:name="P105" style:family="paragraph" style:parent-style-name="Text_20_body" style:list-style-name="L3">
      <style:text-properties officeooo:rsid="001b0535" officeooo:paragraph-rsid="001dff95"/>
    </style:style>
    <style:style style:name="P106" style:family="paragraph" style:parent-style-name="Text_20_body" style:list-style-name="L8">
      <style:text-properties officeooo:rsid="001b0535" officeooo:paragraph-rsid="001ec007"/>
    </style:style>
    <style:style style:name="P107" style:family="paragraph" style:parent-style-name="Text_20_body" style:list-style-name="L9">
      <style:text-properties officeooo:rsid="001b0535" officeooo:paragraph-rsid="001ec007"/>
    </style:style>
    <style:style style:name="P108" style:family="paragraph" style:parent-style-name="Text_20_body" style:list-style-name="L10">
      <style:text-properties officeooo:rsid="001b0535" officeooo:paragraph-rsid="001ec007"/>
    </style:style>
    <style:style style:name="P109" style:family="paragraph" style:parent-style-name="Text_20_body" style:list-style-name="L12">
      <style:text-properties officeooo:rsid="001b0535" officeooo:paragraph-rsid="001fa612"/>
    </style:style>
    <style:style style:name="P110" style:family="paragraph" style:parent-style-name="Text_20_body" style:list-style-name="L14">
      <style:text-properties officeooo:rsid="001b0535" officeooo:paragraph-rsid="001fa612"/>
    </style:style>
    <style:style style:name="P111" style:family="paragraph" style:parent-style-name="Text_20_body" style:list-style-name="L15">
      <style:text-properties officeooo:rsid="001a504e" officeooo:paragraph-rsid="001a504e"/>
    </style:style>
    <style:style style:name="P112" style:family="paragraph" style:parent-style-name="Text_20_body">
      <style:text-properties officeooo:rsid="0023375c" officeooo:paragraph-rsid="0023375c"/>
    </style:style>
    <style:style style:name="P113" style:family="paragraph" style:parent-style-name="Text_20_body" style:list-style-name="L5">
      <style:text-properties officeooo:rsid="00244b26" officeooo:paragraph-rsid="00244b26"/>
    </style:style>
    <style:style style:name="P114" style:family="paragraph" style:parent-style-name="Text_20_body" style:list-style-name="L5">
      <style:text-properties fo:font-size="10pt" officeooo:rsid="00244b26" officeooo:paragraph-rsid="0025d84b" style:font-size-asian="10pt" style:font-size-complex="10pt"/>
    </style:style>
    <style:style style:name="P115" style:family="paragraph" style:parent-style-name="Text_20_body" style:list-style-name="L5">
      <style:text-properties fo:font-size="10pt" officeooo:rsid="00244b26" officeooo:paragraph-rsid="00244b26" style:font-size-asian="10pt" style:font-size-complex="10pt"/>
    </style:style>
    <style:style style:name="P116" style:family="paragraph" style:parent-style-name="Text_20_body">
      <style:paragraph-properties fo:margin-left="1.245cm" fo:margin-right="0cm" fo:text-indent="0cm" style:auto-text-indent="false"/>
      <style:text-properties officeooo:rsid="0018f7a6" officeooo:paragraph-rsid="0018f7a6"/>
    </style:style>
    <style:style style:name="P117" style:family="paragraph" style:parent-style-name="Text_20_body">
      <style:paragraph-properties fo:margin-left="1.245cm" fo:margin-right="0cm" fo:text-indent="0cm" style:auto-text-indent="false"/>
      <style:text-properties officeooo:rsid="0018f7a6" officeooo:paragraph-rsid="002210e6"/>
    </style:style>
    <style:style style:name="T1" style:family="text">
      <style:text-properties officeooo:rsid="0017a0f6"/>
    </style:style>
    <style:style style:name="T2" style:family="text">
      <style:text-properties officeooo:rsid="0018f7a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8f7a6" style:font-weight-asian="bold" style:font-weight-complex="bold"/>
    </style:style>
    <style:style style:name="T5" style:family="text">
      <style:text-properties fo:font-weight="bold" officeooo:rsid="001c82ad" style:font-weight-asian="bold" style:font-weight-complex="bold"/>
    </style:style>
    <style:style style:name="T6" style:family="text">
      <style:text-properties fo:font-weight="bold" officeooo:rsid="001ca382" style:font-weight-asian="bold" style:font-weight-complex="bold"/>
    </style:style>
    <style:style style:name="T7" style:family="text">
      <style:text-properties fo:font-weight="bold" officeooo:rsid="001dff95" style:font-weight-asian="bold" style:font-weight-complex="bold"/>
    </style:style>
    <style:style style:name="T8" style:family="text">
      <style:text-properties fo:font-weight="bold" officeooo:rsid="001eae93" style:font-weight-asian="bold" style:font-weight-complex="bold"/>
    </style:style>
    <style:style style:name="T9" style:family="text">
      <style:text-properties fo:font-weight="bold" officeooo:rsid="001ec007" style:font-weight-asian="bold" style:font-weight-complex="bold"/>
    </style:style>
    <style:style style:name="T10" style:family="text">
      <style:text-properties fo:font-weight="bold" officeooo:rsid="001fa612" style:font-weight-asian="bold" style:font-weight-complex="bold"/>
    </style:style>
    <style:style style:name="T11" style:family="text">
      <style:text-properties fo:font-weight="bold" officeooo:rsid="0024f914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officeooo:rsid="0018f7a6"/>
    </style:style>
    <style:style style:name="T13" style:family="text">
      <style:text-properties style:text-underline-style="solid" style:text-underline-width="auto" style:text-underline-color="font-color" officeooo:rsid="001a504e"/>
    </style:style>
    <style:style style:name="T14" style:family="text">
      <style:text-properties officeooo:rsid="001a504e"/>
    </style:style>
    <style:style style:name="T15" style:family="text">
      <style:text-properties officeooo:rsid="001c82ad"/>
    </style:style>
    <style:style style:name="T16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17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1ca382" style:font-size-asian="10pt" style:font-style-asian="normal" style:font-weight-asian="normal" style:text-emphasize="none"/>
    </style:style>
    <style:style style:name="T18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1dff95" style:font-size-asian="10pt" style:font-style-asian="normal" style:font-weight-asian="normal" style:text-emphasize="none"/>
    </style:style>
    <style:style style:name="T19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1eae93" style:font-size-asian="10pt" style:font-style-asian="normal" style:font-weight-asian="normal" style:text-emphasize="none"/>
    </style:style>
    <style:style style:name="T20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1ec007" style:font-size-asian="10pt" style:font-style-asian="normal" style:font-weight-asian="normal" style:text-emphasize="none"/>
    </style:style>
    <style:style style:name="T21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1fa612" style:font-size-asian="10pt" style:font-style-asian="normal" style:font-weight-asian="normal" style:text-emphasize="none"/>
    </style:style>
    <style:style style:name="T22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weight-complex="normal" style:text-emphasize="none"/>
    </style:style>
    <style:style style:name="T23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1ca382" style:font-size-asian="10pt" style:font-style-asian="normal" style:font-weight-asian="normal" style:font-weight-complex="normal" style:text-emphasize="none"/>
    </style:style>
    <style:style style:name="T24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1eae93" style:font-size-asian="10pt" style:font-style-asian="normal" style:font-weight-asian="normal" style:font-weight-complex="normal" style:text-emphasize="none"/>
    </style:style>
    <style:style style:name="T25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1ec007" style:font-size-asian="10pt" style:font-style-asian="normal" style:font-weight-asian="normal" style:font-weight-complex="normal" style:text-emphasize="none"/>
    </style:style>
    <style:style style:name="T26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1fa612" style:font-size-asian="10pt" style:font-style-asian="normal" style:font-weight-asian="normal" style:font-weight-complex="normal" style:text-emphasize="none"/>
    </style:style>
    <style:style style:name="T27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25d84b" style:font-size-asian="10pt" style:font-style-asian="normal" style:font-weight-asian="normal" style:font-weight-complex="normal" style:text-emphasize="none"/>
    </style:style>
    <style:style style:name="T28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T29" style:family="text">
      <style:text-properties style:text-outline="false" style:text-line-through-style="none" style:text-line-through-type="none" style:font-name="Liberation Sans" fo:font-style="normal" fo:text-shadow="none" style:text-underline-style="none" fo:font-weight="normal" style:font-style-asian="normal" style:font-weight-asian="normal" style:font-weight-complex="normal" style:text-emphasize="none"/>
    </style:style>
    <style:style style:name="T30" style:family="text">
      <style:text-properties style:text-outline="false" style:text-line-through-style="none" style:text-line-through-type="none" style:font-name="Liberation Sans" fo:font-style="normal" fo:text-shadow="none" style:text-underline-style="none" fo:font-weight="normal" officeooo:rsid="0025d84b" style:font-style-asian="normal" style:font-weight-asian="normal" style:font-weight-complex="normal" style:text-emphasize="none"/>
    </style:style>
    <style:style style:name="T31" style:family="text">
      <style:text-properties style:text-outline="false" style:text-line-through-style="none" style:text-line-through-type="none" style:font-name="Liberation Sans" fo:font-style="normal" fo:text-shadow="none" style:text-underline-style="none" fo:font-weight="normal" style:font-style-asian="normal" style:font-weight-asian="normal" style:text-emphasize="none"/>
    </style:style>
    <style:style style:name="T32" style:family="text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33" style:family="text">
      <style:text-properties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weight-complex="bold" style:text-emphasize="none"/>
    </style:style>
    <style:style style:name="T34" style:family="text">
      <style:text-properties style:text-outline="false" style:text-line-through-style="none" style:text-line-through-type="none" style:font-name="Times New Roman" fo:font-size="12pt" fo:font-style="normal" fo:text-shadow="none" style:text-underline-style="none" fo:font-weight="bold" officeooo:rsid="001ca382" style:font-size-asian="12pt" style:font-style-asian="normal" style:font-weight-asian="bold" style:font-size-complex="12pt" style:font-weight-complex="bold" style:text-emphasize="none"/>
    </style:style>
    <style:style style:name="T35" style:family="text">
      <style:text-properties style:text-outline="false" style:text-line-through-style="none" style:text-line-through-type="none" style:font-name="Times New Roman" fo:font-size="12pt" fo:font-style="normal" fo:text-shadow="none" style:text-underline-style="none" fo:font-weight="bold" officeooo:rsid="001fa612" style:font-size-asian="12pt" style:font-style-asian="normal" style:font-weight-asian="bold" style:font-size-complex="12pt" style:font-weight-complex="bold" style:text-emphasize="none"/>
    </style:style>
    <style:style style:name="T36" style:family="text">
      <style:text-properties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weight-complex="bold" style:text-emphasize="none"/>
    </style:style>
    <style:style style:name="T37" style:family="text">
      <style:text-properties style:text-outline="false" style:text-line-through-style="none" style:text-line-through-type="none" style:font-name="Times New Roman" fo:font-size="12pt" fo:font-style="normal" fo:text-shadow="none" style:text-underline-style="none" fo:font-weight="bold" officeooo:rsid="001dff95" style:font-size-asian="12pt" style:font-style-asian="normal" style:font-weight-asian="bold" style:font-size-complex="12pt" style:font-weight-complex="bold" style:text-emphasize="none"/>
    </style:style>
    <style:style style:name="T38" style:family="text">
      <style:text-properties officeooo:rsid="001ca382"/>
    </style:style>
    <style:style style:name="T39" style:family="text">
      <style:text-properties fo:font-weight="normal" officeooo:rsid="001ca382" style:font-weight-asian="normal" style:font-weight-complex="normal"/>
    </style:style>
    <style:style style:name="T40" style:family="text">
      <style:text-properties fo:font-weight="normal" officeooo:rsid="001fa612" style:font-weight-asian="normal" style:font-weight-complex="normal"/>
    </style:style>
    <style:style style:name="T41" style:family="text">
      <style:text-properties officeooo:rsid="001dff95"/>
    </style:style>
    <style:style style:name="T42" style:family="text">
      <style:text-properties officeooo:rsid="001eae93"/>
    </style:style>
    <style:style style:name="T43" style:family="text">
      <style:text-properties officeooo:rsid="001ec007"/>
    </style:style>
    <style:style style:name="T44" style:family="text">
      <style:text-properties officeooo:rsid="001fa612"/>
    </style:style>
    <style:style style:name="T45" style:family="text">
      <style:text-properties officeooo:rsid="002210e6"/>
    </style:style>
    <style:style style:name="T46" style:family="text">
      <style:text-properties officeooo:rsid="0024f914"/>
    </style:style>
    <style:style style:name="T47" style:family="text">
      <style:text-properties officeooo:rsid="0025d84b"/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lient-Serveur</text:p>
      <text:p text:style-name="P23">Evaluation TP Noté</text:p>
      <text:p text:style-name="P1"/>
      <text:h text:style-name="Heading_20_1" text:outline-level="1">Objectifs de l'évaluation</text:h>
      <text:list xml:id="list7604980611192883073" text:style-name="L1">
        <text:list-item>
          <text:p text:style-name="P85">Evaluer les capacités à concevoir un système client/serveur.</text:p>
        </text:list-item>
        <text:list-item>
          <text:p text:style-name="P85">Evaluer la mise en applications des concepts et frameworks vus en cours</text:p>
          <text:list>
            <text:list-item>
              <text:p text:style-name="P85">Pour une application serveur</text:p>
              <text:list>
                <text:list-item>
                  <text:p text:style-name="P85">Persistance des données</text:p>
                </text:list-item>
                <text:list-item>
                  <text:p text:style-name="P85">Définition de services métiers</text:p>
                </text:list-item>
                <text:list-item>
                  <text:p text:style-name="P85">Mise à disposition des services à des applications tierces</text:p>
                </text:list-item>
              </text:list>
            </text:list-item>
            <text:list-item>
              <text:p text:style-name="P85">Pour une application cliente</text:p>
              <text:list>
                <text:list-item>
                  <text:p text:style-name="P85">Appel de services distants</text:p>
                </text:list-item>
              </text:list>
            </text:list-item>
          </text:list>
        </text:list-item>
      </text:list>
      <text:h text:style-name="P39" text:outline-level="1">Projet de base</text:h>
      <text:p text:style-name="P112">git clone <text:a xlink:type="simple" xlink:href="https://github.com/sgringoire/formation-spring-voteapp.git" text:style-name="Internet_20_link" text:visited-style-name="Visited_20_Internet_20_Link">https://github.com/sgringoire/formation-spring-voteapp.git</text:a></text:p>
      <text:p text:style-name="P112">git checkout projet</text:p>
      <text:h text:style-name="Heading_20_1" text:outline-level="1">Livrable <text:span text:style-name="T1">attendu</text:span></text:h>
      <text:p text:style-name="P1">Le livrable attendu se compose de :</text:p>
      <text:p text:style-name="P1">- Un document de conception: ce document complété par votre analyse</text:p>
      <text:p text:style-name="P1">- Le code source du projet:</text:p>
      <text:p text:style-name="P9">- Soit un fichier zip contenant l'arborescence du projet</text:p>
      <text:p text:style-name="P14">cd ~/Documents/workspace/voteapp</text:p>
      <text:p text:style-name="P14">mvn clean</text:p>
      <text:p text:style-name="P15">zip projet-<text:span text:style-name="T3">&lt;NomsMembre</text:span><text:span text:style-name="T4">s</text:span><text:span text:style-name="T3">Equipe&gt;</text:span> -r</text:p>
      <text:p text:style-name="P13">- Soit l'URL du dépôt GitHub</text:p>
      <text:p text:style-name="P1"><text:tab/></text:p>
      <text:p text:style-name="P2">Envoyer le tout par email.</text:p>
      <text:h text:style-name="Heading_20_2" text:outline-level="2">Document de conception</text:h>
      <text:p text:style-name="P1">Fournir un document décrivant le système à mettre en place.</text:p>
      <text:p text:style-name="P1">Dans ce document, faire apparaître :</text:p>
      <text:p text:style-name="P3">- <text:span text:style-name="T2">Architecture </text:span><text:span text:style-name="T12">logicielle</text:span></text:p>
      <text:p text:style-name="P9">- <text:span text:style-name="T2">Lister les différentes préoccupations à prendre en compte</text:span></text:p>
      <text:p text:style-name="P17">- <text:span text:style-name="T2">Indiquer comment seront adressées ces préoccupations</text:span></text:p>
      <text:p text:style-name="P9"><text:soft-page-break/>- <text:span text:style-name="T14">Modéliser le système (niveau découpage logique) pour faire apparaître les différents composants à mettre en place pour adresser les préoccupations précédentes</text:span></text:p>
      <text:p text:style-name="P3">- <text:span text:style-name="T2">Application Serveur</text:span></text:p>
      <text:p text:style-name="P10">- <text:span text:style-name="T2">Lister les différents composants à implémenter (Classes, méthodes) pour chaque fonctionnalité</text:span></text:p>
      <text:p text:style-name="P18">- indiquer leurs rôles</text:p>
      <text:p text:style-name="P16">- <text:span text:style-name="T2">indiquer quels outils (librairies / frameworks seront utilisés pour leurs implémentation</text:span></text:p>
      <text:p text:style-name="P16">- <text:span text:style-name="T2">indiquer les dépendances entre ces composants</text:span></text:p>
      <text:p text:style-name="P20">- <text:span text:style-name="T2">Application Client</text:span></text:p>
      <text:p text:style-name="P11">- <text:span text:style-name="T2">Lister les différents composants à implémenter (Classes, méthodes) pour chaque fonctionnalité</text:span></text:p>
      <text:p text:style-name="P18">- indiquer leurs rôles</text:p>
      <text:p text:style-name="P16">- <text:span text:style-name="T2">indiquer quels outils (librairies / frameworks) seront utilisés pour leurs implémentation</text:span></text:p>
      <text:p text:style-name="P16">- <text:span text:style-name="T2">indiquer les dépendances entre ces composants</text:span></text:p>
      <text:p text:style-name="P19"/>
      <text:h text:style-name="P55" text:outline-level="2">Implémentation</text:h>
      <text:p text:style-name="P6">Poursuivre l'implémentation du projet vu en TP (VoteApp) en vous basant sur le document de conception.</text:p>
      <text:p text:style-name="P6">L'objectif princiapal est de pouvoir livrer une ou plusieurs fonctionnalités complètes: de l'exposition des services en Rest jusqu'à la persistance des données.</text:p>
      <text:h text:style-name="P54" text:outline-level="2">Conseils</text:h>
      <text:p text:style-name="P12">- Appuyez vous au maximum sur des schémas / <text:span text:style-name="T14">diagrammes</text:span></text:p>
      <text:p text:style-name="P12">- <text:span text:style-name="T14">On parle ici d'architecture </text:span><text:span text:style-name="T13">logicielle</text:span><text:span text:style-name="T14"> et non d'architecture technique</text:span></text:p>
      <text:p text:style-name="P12">- <text:span text:style-name="T14">Adressez une fonctionnalité complète plutôt qu'une partie de chaque fonctionnalité</text:span></text:p>
      <text:p text:style-name="P12">- <text:span text:style-name="T14">Le livrable doit être fonctionnel sur au moins une fonctionnalité serveur complète</text:span></text:p>
      <text:p text:style-name="P12">- <text:span text:style-name="T15">Les aspects sécurités étant une problématique complexe à mettre en place, vous pouvez considérer que les services sont tous sécurisés et ajouter un paramètre à chaque requête contenant l'identifiant de l'utilisateur</text:span></text:p>
      <text:p text:style-name="P12"><text:tab/><text:tab/>- <text:span text:style-name="T15">Les fonctionnalités considèreront alors l'utilisateur comme étant authentifié</text:span></text:p>
      <text:p text:style-name="P117"><text:tab/><text:span text:style-name="T45">http://localhost:8080/voteapp-webapp/utilisateurs/{login}</text:span></text:p>
      <text:p text:style-name="P12"/>
      <text:p text:style-name="P1"/>
      <text:p text:style-name="P22">Le projet</text:p>
      <text:h text:style-name="P33" text:outline-level="1" text:restart-numbering="true" text:start-value="-1">Présentation du système</text:h>
      <text:p text:style-name="P7">Nous souhaitons pouvoir proposer un système de gestion de votes électronique.</text:p>
      <text:p text:style-name="P7">Le système sera utilisé par plusieurs types d'utilisateurs:</text:p>
      <text:p text:style-name="P7">- Les administrateurs ont en charge l'administration globale du système, notamment la gestion des utilisateurs;</text:p>
      <text:p text:style-name="P7">- Les gérants d'élections ont en charge la gestion des élections, de leur création à leur clôture;</text:p>
      <text:p text:style-name="P7">- Les électeurs qui peuvent prendre part à un vote.</text:p>
      <text:p text:style-name="P7">L'ensemble des actions effectuées sur le système doit être tracé afin que chaque accès et modification des données puisse être enregistré puis consulté à postériori.</text:p>
      <text:h text:style-name="P32" text:outline-level="1"><text:span text:style-name="T38">Fonction1: </text:span>Gestion des utilisateurs</text:h>
      <text:h text:style-name="P56" text:outline-level="2">US101: Création d'un utilisateur</text:h>
      <text:h text:style-name="P41" text:outline-level="3">Story</text:h>
      <text:p text:style-name="P62">En tant qu'administrateur authentifié sur le sytème,</text:p>
      <text:p text:style-name="P78">Je peux créer un nouvel utilisateur sur le système</text:p>
      <text:p text:style-name="P78">Afin qu'il puisse s'authentifier et utiliser l'application.</text:p>
      <text:h text:style-name="P40" text:outline-level="3">Règles de gestion fonctionnelles</text:h>
      <text:list xml:id="list4214080108567214328" text:style-name="L2">
        <text:list-item>
          <text:p text:style-name="P87"><text:span text:style-name="T3">RGF</text:span><text:span text:style-name="T6">1</text:span><text:span text:style-name="T3">01-01</text:span>: Seuls des administrateurs peuvent créer des utilisateurs</text:p>
        </text:list-item>
        <text:list-item>
          <text:p text:style-name="P86"><text:span text:style-name="T6">RGF101-02</text:span><text:span text:style-name="T38">: </text:span><text:span text:style-name="T16">Pour enregistrer un nouvel utilisateur, les champs suivants sont fournis :</text:span></text:p>
          <text:list>
            <text:list-item>
              <text:p text:style-name="P82"><text:span text:style-name="T16">- </text:span><text:span text:style-name="T19">Saisie o</text:span><text:span text:style-name="T16">bligatoire :</text:span></text:p>
            </text:list-item>
            <text:list-item>
              <text:p text:style-name="P82"><text:span text:style-name="T16"><text:s text:c="3"/>- Prénom, nom, adresse email </text:span><text:span text:style-name="T17">(unique sur le système)</text:span><text:span text:style-name="T16">, mot de passe</text:span></text:p>
            </text:list-item>
            <text:list-item>
              <text:p text:style-name="P82"><text:span text:style-name="T16"><text:s text:c="3"/>- Profil</text:span><text:span text:style-name="T17">s</text:span><text:span text:style-name="T16"> utilisateur (</text:span><text:span text:style-name="T17">liste des </text:span><text:span text:style-name="T16">rôle</text:span><text:span text:style-name="T17">s</text:span><text:span text:style-name="T16"> sur le système)</text:span></text:p>
            </text:list-item>
            <text:list-item>
              <text:p text:style-name="P82"><text:span text:style-name="T16">- </text:span><text:span text:style-name="T19">Saisie f</text:span><text:span text:style-name="T16">acultati</text:span><text:span text:style-name="T19">ve</text:span><text:span text:style-name="T16"> :</text:span></text:p>
            </text:list-item>
            <text:list-item>
              <text:p text:style-name="P82"><text:span text:style-name="T16"><text:s text:c="3"/>- Date de naissance, adresse, </text:span><text:span text:style-name="T19">une photo</text:span></text:p>
            </text:list-item>
          </text:list>
        </text:list-item>
      </text:list>
      <text:h text:style-name="P41" text:outline-level="3">Règles de gestion non fonctionnelles</text:h>
      <text:list xml:id="list43645019177496427" text:style-name="L3">
        <text:list-item>
          <text:p text:style-name="P88"><text:span text:style-name="T5">RGT</text:span><text:span text:style-name="T6">1</text:span><text:span text:style-name="T5">01-01</text:span><text:span text:style-name="T15">: Le service de création doit être mis à disposition via un Web Service Rest</text:span></text:p>
        </text:list-item>
        <text:list-item>
          <text:p text:style-name="P89"><text:span text:style-name="T5">RGT</text:span><text:span text:style-name="T6">1</text:span><text:span text:style-name="T5">01-0</text:span><text:span text:style-name="T6">2</text:span><text:span text:style-name="T15">: L'appel à ce service doit enregistrer une trace d'utilisation de type "Création d'utilisateur" avec le résultat de l'action: Création OK ou Création en erreur.</text:span></text:p>
        </text:list-item>
      </text:list>
      <text:h text:style-name="P57" text:outline-level="2">US102: Consultation d'un utilisateur</text:h>
      <text:h text:style-name="P46" text:outline-level="3">Story</text:h>
      <text:p text:style-name="P78">En tant qu'utilisateur authentifié sur le système,</text:p>
      <text:p text:style-name="P78">Je peux avoir accès aux informations de ma fiche utilisateur.</text:p>
      <text:h text:style-name="P50" text:outline-level="3">Règles de gestion fonctionnelles</text:h>
      <text:list xml:id="list4135757965000194188" text:style-name="L4">
        <text:list-item>
          <text:p text:style-name="P91"><text:span text:style-name="T5">RG</text:span><text:span text:style-name="T6">F1</text:span><text:span text:style-name="T5">0</text:span><text:span text:style-name="T6">2</text:span><text:span text:style-name="T5">-01</text:span><text:span text:style-name="T15">: </text:span><text:span text:style-name="T16">Seul un utilisateur authentifié peut avoir accès aux données de sa fiche. Il ne peut pas avoir accès aux données de la fiche d'un autre utilisateur.</text:span></text:p>
        </text:list-item>
        <text:list-item>
          <text:p text:style-name="P71"><text:span text:style-name="T6">RGF102-02</text:span><text:span text:style-name="T39">: </text:span><text:span text:style-name="T22">Pour s'authentifier sur le syst</text:span><text:span text:style-name="T16">ème, un utilisateur doit saisir :</text:span></text:p>
          <text:list>
            <text:list-header>
              <text:p text:style-name="P79">- son login</text:p>
              <text:p text:style-name="P79"><text:soft-page-break/>- son mot de passe</text:p>
            </text:list-header>
          </text:list>
        </text:list-item>
      </text:list>
      <text:p text:style-name="P72"/>
      <text:h text:style-name="P46" text:outline-level="3">Règles de gestion non fonctionnelles</text:h>
      <text:list xml:id="list94112657081337" text:continue-list="list43645019177496427" text:style-name="L3">
        <text:list-item>
          <text:p text:style-name="P89"><text:span text:style-name="T5">RGT</text:span><text:span text:style-name="T6">1</text:span><text:span text:style-name="T5">0</text:span><text:span text:style-name="T6">2</text:span><text:span text:style-name="T5">-01</text:span><text:span text:style-name="T15">: Le service de consultation doit être mis à disposition via un Web Service Rest</text:span></text:p>
        </text:list-item>
        <text:list-item>
          <text:p text:style-name="P89"><text:span text:style-name="T5">RGT</text:span><text:span text:style-name="T6">1</text:span><text:span text:style-name="T5">0</text:span><text:span text:style-name="T6">2</text:span><text:span text:style-name="T5">-0</text:span><text:span text:style-name="T6">2</text:span><text:span text:style-name="T15">: L'appel à ce service doit enregistrer une trace d'utilisation de type "Consultation d'un utilisateur".</text:span></text:p>
        </text:list-item>
      </text:list>
      <text:p text:style-name="P25"/>
      <text:h text:style-name="P57" text:outline-level="2">US103: Renouvellement du mot de passe d'un utilisateur</text:h>
      <text:h text:style-name="P46" text:outline-level="3">Story</text:h>
      <text:p text:style-name="P63">En tant qu'utilisateur enregistré sur le système,</text:p>
      <text:p text:style-name="P29"><text:span text:style-name="T16">Je peux demander de recevoir </text:span><text:span text:style-name="T17">un nouveau</text:span><text:span text:style-name="T16"> mot de passe par email.</text:span></text:p>
      <text:h text:style-name="P50" text:outline-level="3">Règles de gestion fonctionnelles</text:h>
      <text:h text:style-name="P42" text:outline-level="3">Règles de gestion non fonctionnelles</text:h>
      <text:list xml:id="list94113915421606" text:continue-numbering="true" text:style-name="L3">
        <text:list-item>
          <text:p text:style-name="P89"><text:span text:style-name="T5">RGT</text:span><text:span text:style-name="T6">1</text:span><text:span text:style-name="T5">0</text:span><text:span text:style-name="T6">3</text:span><text:span text:style-name="T5">-01</text:span><text:span text:style-name="T15">: Le service de renouvellement du mot de passe doit être mis à disposition via un Web Service Rest</text:span></text:p>
        </text:list-item>
        <text:list-item>
          <text:p text:style-name="P89"><text:span text:style-name="T5">RGT</text:span><text:span text:style-name="T6">1</text:span><text:span text:style-name="T5">0</text:span><text:span text:style-name="T6">3</text:span><text:span text:style-name="T5">-0</text:span><text:span text:style-name="T6">2</text:span><text:span text:style-name="T15">: L'appel à ce service doit enregistrer une trace d'utilisation de type "Renouvellement d'un mot de passe".</text:span></text:p>
        </text:list-item>
      </text:list>
      <text:p text:style-name="P26"/>
      <text:h text:style-name="P58" text:outline-level="2">US10<text:span text:style-name="T41">4</text:span>: <text:span text:style-name="T41">Modification des données</text:span> d'un utilisateur</text:h>
      <text:h text:style-name="P47" text:outline-level="3">Story</text:h>
      <text:p text:style-name="P64">En tant qu'utilisateur authentifié sur le système,</text:p>
      <text:p text:style-name="P78">Je peux modifier certaines informations de ma fiche utilisateur.</text:p>
      <text:h text:style-name="P51" text:outline-level="3">Règles de gestion fonctionnelles</text:h>
      <text:list xml:id="list8170594006319261966" text:style-name="L5">
        <text:list-item>
          <text:p text:style-name="P92"><text:span text:style-name="T7">RGF104-01</text:span><text:span text:style-name="T41">: </text:span><text:span text:style-name="T16">Un utilisateur non administrateur peut modifier les informations suivantes sur sa fiche :</text:span></text:p>
          <text:list>
            <text:list-item>
              <text:p text:style-name="P93">Prénom, nom, adresse email, mot de passe, Date de naissance, adresse</text:p>
            </text:list-item>
          </text:list>
        </text:list-item>
        <text:list-item>
          <text:p text:style-name="P94"><text:span text:style-name="T3">RGF104-02</text:span>: <text:span text:style-name="T16">Un utilisateur administrateur peut modifier toutes les informations de la fiche d'un autre utilisateur.</text:span></text:p>
        </text:list-item>
      </text:list>
      <text:h text:style-name="P43" text:outline-level="3">Règles de gestion non fonctionnelles</text:h>
      <text:list xml:id="list94113657754185" text:continue-list="list94113915421606" text:style-name="L3">
        <text:list-item>
          <text:p text:style-name="P90"><text:span text:style-name="T5">RGT</text:span><text:span text:style-name="T6">1</text:span><text:span text:style-name="T5">0</text:span><text:span text:style-name="T7">4</text:span><text:span text:style-name="T5">-01</text:span><text:span text:style-name="T15">: Le service doit être mis à disposition via un Web Service Rest</text:span></text:p>
        </text:list-item>
        <text:list-item>
          <text:p text:style-name="P90"><text:span text:style-name="T5">RGT</text:span><text:span text:style-name="T6">1</text:span><text:span text:style-name="T5">0</text:span><text:span text:style-name="T7">4</text:span><text:span text:style-name="T5">-0</text:span><text:span text:style-name="T6">2</text:span><text:span text:style-name="T15">: L'appel à ce service doit enregistrer une trace d'utilisation de type "Modification d'un utilisateur".</text:span></text:p>
        </text:list-item>
      </text:list>
      <text:p text:style-name="P26"/>
      <text:h text:style-name="P58" text:outline-level="2">US10<text:span text:style-name="T41">5</text:span>: <text:span text:style-name="T41">Lister les </text:span>utilisateur<text:span text:style-name="T41">s</text:span></text:h>
      <text:h text:style-name="P47" text:outline-level="3">Story</text:h>
      <text:p text:style-name="P64">En tant qu'utilisateur authentifié sur le système,</text:p>
      <text:p text:style-name="P30"><text:span text:style-name="T16">Je peux </text:span><text:span text:style-name="T18">lister l'ensemble des utilisateurs du système</text:span></text:p>
      <text:p text:style-name="P30"><text:span text:style-name="T18">Afin de pouvoir ultérieurement accéder aux caractéristiques d'un utilisateur donné</text:span><text:span text:style-name="T16">.</text:span></text:p>
      <text:h text:style-name="P51" text:outline-level="3"><text:soft-page-break/>Règles de gestion fonctionnelles</text:h>
      <text:list xml:id="list94112583726931" text:continue-list="list8170594006319261966" text:style-name="L5">
        <text:list-item>
          <text:p text:style-name="P92"><text:span text:style-name="T7">RGF105-01</text:span><text:span text:style-name="T41">: Seul u</text:span><text:span text:style-name="T18">n utilisateur administrateur peut lister l'ensemble des utilisateurs du système.</text:span></text:p>
        </text:list-item>
        <text:list-item>
          <text:p text:style-name="P113"><text:span text:style-name="T37">R</text:span><text:span text:style-name="T33">GF-105-02</text:span><text:span text:style-name="T32">:</text:span><text:span text:style-name="T28"> L'utilisateur doit pouvoir filtrer la liste des utilisateurs retournés sur différents critères:</text:span></text:p>
          <text:list>
            <text:list-item>
              <text:p text:style-name="P114"><text:span text:style-name="T31">Nom </text:span><text:span text:style-name="T30">(recherche du type "contient")</text:span></text:p>
            </text:list-item>
            <text:list-item>
              <text:p text:style-name="P114"><text:span text:style-name="T31">Prénom </text:span><text:span text:style-name="T30">(recherche du type "contient")</text:span></text:p>
            </text:list-item>
            <text:list-item>
              <text:p text:style-name="P115"><text:span text:style-name="T31">Ville</text:span></text:p>
            </text:list-item>
            <text:list-item>
              <text:p text:style-name="P115"><text:span text:style-name="T31">Profil</text:span></text:p>
            </text:list-item>
          </text:list>
        </text:list-item>
      </text:list>
      <text:h text:style-name="P43" text:outline-level="3">Règles de gestion non fonctionnelles</text:h>
      <text:list xml:id="list4281514594744174129" text:style-name="L6">
        <text:list-item>
          <text:p text:style-name="P95"><text:span text:style-name="T5">RGT</text:span><text:span text:style-name="T6">1</text:span><text:span text:style-name="T5">0</text:span><text:span text:style-name="T7">5</text:span><text:span text:style-name="T5">-01</text:span><text:span text:style-name="T15">: Le service doit être mis à disposition via un Web Service Rest</text:span></text:p>
        </text:list-item>
        <text:list-item>
          <text:p text:style-name="P95"><text:span text:style-name="T5">RGT</text:span><text:span text:style-name="T6">1</text:span><text:span text:style-name="T5">0</text:span><text:span text:style-name="T7">5</text:span><text:span text:style-name="T5">-0</text:span><text:span text:style-name="T6">2</text:span><text:span text:style-name="T15">: L'appel à ce service doit enregistrer une trace d'utilisation de type "Liste des utilisateurs".</text:span></text:p>
        </text:list-item>
        <text:list-item>
          <text:p text:style-name="P96"><text:span text:style-name="T3">RGT</text:span><text:span text:style-name="T8">1</text:span><text:span text:style-name="T3">0</text:span><text:span text:style-name="T8">5</text:span><text:span text:style-name="T3">-0</text:span><text:span text:style-name="T8">3</text:span>: L'ensemble des <text:span text:style-name="T42">utilisateurs</text:span> enregistrés pouvant être conséquent, il est indispensable que le service puisse retourner des données paginées.</text:p>
          <text:list>
            <text:list-item>
              <text:p text:style-name="P96">Les éléments de la requête nécessaires à la gestion de la pagination sont:</text:p>
              <text:list>
                <text:list-item>
                  <text:p text:style-name="P96">La page de données demandée</text:p>
                </text:list-item>
                <text:list-item>
                  <text:p text:style-name="P96">Le nombre d'items à retourner</text:p>
                </text:list-item>
              </text:list>
            </text:list-item>
            <text:list-item>
              <text:p text:style-name="P96">Les éléments de pagination à retourner dans la réponse sont:</text:p>
              <text:list>
                <text:list-item>
                  <text:p text:style-name="P96">Le nombre d'items total</text:p>
                </text:list-item>
                <text:list-item>
                  <text:p text:style-name="P96">Le nombre d'items retournés</text:p>
                </text:list-item>
                <text:list-item>
                  <text:p text:style-name="P96">Le numéro de la page retournée</text:p>
                </text:list-item>
                <text:list-item>
                  <text:p text:style-name="P96">Le nombre de pages total</text:p>
                </text:list-item>
              </text:list>
            </text:list-item>
          </text:list>
        </text:list-item>
        <text:list-item>
          <text:p text:style-name="P70"><text:span text:style-name="T6">RGF</text:span><text:span text:style-name="T3">105</text:span><text:span text:style-name="T6">-0</text:span><text:span text:style-name="T3">4</text:span><text:span text:style-name="T38">: </text:span>Chaque critère de recherche est optionnel.</text:p>
        </text:list-item>
      </text:list>
      <text:h text:style-name="P34" text:outline-level="1">Fonction 2: Gestion des traces</text:h>
      <text:p text:style-name="P8">Le système doit enregistrer chaque utilisation du système.</text:p>
      <text:h text:style-name="P57" text:outline-level="2">US<text:span text:style-name="T41">2</text:span>0<text:span text:style-name="T41">1</text:span>: Consultation des traces d'utilisation du système</text:h>
      <text:h text:style-name="P46" text:outline-level="3">Story</text:h>
      <text:p text:style-name="P25"><text:span text:style-name="T16">En tant qu'</text:span><text:span text:style-name="T17">administrateur</text:span><text:span text:style-name="T16"> enregistré sur le système,</text:span></text:p>
      <text:p text:style-name="P29"><text:span text:style-name="T16">Je peux demander de recevoir </text:span><text:span text:style-name="T17">la liste des traces enregistrées lors de l'utilisation du système</text:span><text:span text:style-name="T16">.</text:span></text:p>
      <text:h text:style-name="P50" text:outline-level="3">Règles de gestion fonctionnelles</text:h>
      <text:list xml:id="list94113969441762" text:continue-list="list4135757965000194188" text:style-name="L4">
        <text:list-item>
          <text:p text:style-name="P71"><text:span text:style-name="T6">RGF</text:span><text:span text:style-name="T7">2</text:span><text:span text:style-name="T6">0</text:span><text:span text:style-name="T7">1</text:span><text:span text:style-name="T6">-01</text:span><text:span text:style-name="T39">: </text:span><text:span text:style-name="T23">Seul un administrateur peut appeler ce service</text:span></text:p>
        </text:list-item>
        <text:list-item>
          <text:p text:style-name="P71"><text:span text:style-name="T6">RGF</text:span><text:span text:style-name="T7">2</text:span><text:span text:style-name="T6">0</text:span><text:span text:style-name="T7">1</text:span><text:span text:style-name="T6">-02</text:span><text:span text:style-name="T39">: </text:span><text:span text:style-name="T23">Une trace d'utilisation du système est composée de:</text:span></text:p>
          <text:list>
            <text:list-item>
              <text:p text:style-name="P66">L'identifiant <text:span text:style-name="T46">(email) </text:span>de l'utilisateur à l'origine de l'action</text:p>
            </text:list-item>
            <text:list-item>
              <text:p text:style-name="P66">Le type d'action effectuée</text:p>
            </text:list-item>
            <text:list-item>
              <text:p text:style-name="P66">La date/heure d'accès au système</text:p>
            </text:list-item>
            <text:list-item>
              <text:p text:style-name="P66">Le résultat de l'action (Réalisée, en erreur, ...)</text:p>
            </text:list-item>
            <text:list-item>
              <text:p text:style-name="P66">Une description de l'action effectuée</text:p>
            </text:list-item>
          </text:list>
        </text:list-item>
        <text:list-item>
          <text:p text:style-name="P67"><text:span text:style-name="T3">RGF</text:span><text:span text:style-name="T7">2</text:span><text:span text:style-name="T3">0</text:span><text:span text:style-name="T7">1</text:span><text:span text:style-name="T3">-03</text:span>: <text:span text:style-name="T46">La liste des traces demandées doit pourvoir être filtrée sur le critères suivants:</text:span></text:p>
          <text:list>
            <text:list-item>
              <text:p text:style-name="P69">Email utilisateur</text:p>
            </text:list-item>
            <text:list-item>
              <text:p text:style-name="P69">Nom Utilisateur <text:span text:style-name="T47">(recherche du type "contient")</text:span></text:p>
            </text:list-item>
            <text:list-item>
              <text:p text:style-name="P69">Type d'action</text:p>
            </text:list-item>
            <text:list-item>
              <text:p text:style-name="P69">Période de la trace: </text:p>
              <text:list>
                <text:list-item>
                  <text:p text:style-name="P69"><text:soft-page-break/>Date de début</text:p>
                </text:list-item>
                <text:list-item>
                  <text:p text:style-name="P69">Date de fin</text:p>
                </text:list-item>
              </text:list>
            </text:list-item>
          </text:list>
        </text:list-item>
        <text:list-item>
          <text:p text:style-name="P69"><text:span text:style-name="T6">RGF</text:span><text:span text:style-name="T7">2</text:span><text:span text:style-name="T6">0</text:span><text:span text:style-name="T7">1</text:span><text:span text:style-name="T6">-0</text:span><text:span text:style-name="T3">4</text:span><text:span text:style-name="T38">: </text:span>Chaque critère de recherche est optionnel.</text:p>
        </text:list-item>
      </text:list>
      <text:h text:style-name="P42" text:outline-level="3">Règles de gestion non fonctionnelles</text:h>
      <text:list xml:id="list94112235490903" text:continue-list="list94113657754185" text:style-name="L3">
        <text:list-item>
          <text:p text:style-name="P104"><text:span text:style-name="T5">RGT</text:span><text:span text:style-name="T7">2</text:span><text:span text:style-name="T5">0</text:span><text:span text:style-name="T7">1</text:span><text:span text:style-name="T5">-01</text:span><text:span text:style-name="T15">: Le service doit être mis à disposition via un Web Service Rest</text:span></text:p>
        </text:list-item>
        <text:list-item>
          <text:p text:style-name="P97"><text:span text:style-name="T3">RGT</text:span><text:span text:style-name="T7">2</text:span><text:span text:style-name="T3">0</text:span><text:span text:style-name="T7">1</text:span><text:span text:style-name="T3">-02</text:span>: L'ensemble des traces enregistrées pouvant être conséquent, il est indispensable que le service puisse retourner des données paginées.</text:p>
          <text:list>
            <text:list-item>
              <text:p text:style-name="P97">Les éléments de la requête nécessaires à la gestion de la pagination sont:</text:p>
              <text:list>
                <text:list-item>
                  <text:p text:style-name="P97">La page de données demandée</text:p>
                </text:list-item>
                <text:list-item>
                  <text:p text:style-name="P97">Le nombre d'items à retourner</text:p>
                </text:list-item>
              </text:list>
            </text:list-item>
            <text:list-item>
              <text:p text:style-name="P97">Les éléments de pagination à retourner dans la réponse sont:</text:p>
              <text:list>
                <text:list-item>
                  <text:p text:style-name="P97">Le nombre d'items total</text:p>
                </text:list-item>
                <text:list-item>
                  <text:p text:style-name="P97">Le nombre d'items retournés</text:p>
                </text:list-item>
                <text:list-item>
                  <text:p text:style-name="P97">Le numéro de la page retournée</text:p>
                </text:list-item>
                <text:list-item>
                  <text:p text:style-name="P97">Le nombre de pages total</text:p>
                </text:list-item>
              </text:list>
            </text:list-item>
          </text:list>
        </text:list-item>
        <text:list-item>
          <text:p text:style-name="P89"><text:span text:style-name="T5">RGT</text:span><text:span text:style-name="T7">2</text:span><text:span text:style-name="T5">0</text:span><text:span text:style-name="T7">1</text:span><text:span text:style-name="T5">-0</text:span><text:span text:style-name="T7">3</text:span><text:span text:style-name="T15">: L'appel à ce service doit enregistrer une trace d'utilisation de type "Consultation des traces".</text:span></text:p>
        </text:list-item>
      </text:list>
      <text:p text:style-name="P26"/>
      <text:h text:style-name="P35" text:outline-level="1">Fonction <text:span text:style-name="T41">3</text:span>: Gestion des <text:span text:style-name="T41">élections</text:span></text:h>
      <text:h text:style-name="P58" text:outline-level="2">US<text:span text:style-name="T41">3</text:span>0<text:span text:style-name="T41">1</text:span>: <text:span text:style-name="T41">Création d'une nouvelle élection</text:span></text:h>
      <text:h text:style-name="P47" text:outline-level="3">Story</text:h>
      <text:p text:style-name="P64">En tant que gestionnaire d'élections authentifié sur le système,</text:p>
      <text:p text:style-name="P78">Je peux créer une nouvelle élection de type Oui/Non.</text:p>
      <text:p text:style-name="P78"/>
      <text:p text:style-name="P81">Un élection de type Oui/Non permet de proposer une question avec comme choix possible de réponse uniquement Oui ou Non.</text:p>
      <text:h text:style-name="P51" text:outline-level="3">Règles de gestion fonctionnelles</text:h>
      <text:list xml:id="list8482558144773163281" text:style-name="L7">
        <text:list-item>
          <text:p text:style-name="P73"><text:span text:style-name="T6">RGF</text:span><text:span text:style-name="T8">3</text:span><text:span text:style-name="T6">0</text:span><text:span text:style-name="T8">1</text:span><text:span text:style-name="T6">-01</text:span><text:span text:style-name="T39">: </text:span><text:span text:style-name="T23">Seul un </text:span><text:span text:style-name="T24">gestionnaire d'élections</text:span><text:span text:style-name="T23"> peut appeler ce service</text:span></text:p>
        </text:list-item>
        <text:list-item>
          <text:p text:style-name="P73"><text:span text:style-name="T6">RGF</text:span><text:span text:style-name="T8">301</text:span><text:span text:style-name="T6">-02</text:span><text:span text:style-name="T39">: </text:span><text:span text:style-name="T23">Une </text:span><text:span text:style-name="T16">élection est composée des champs suivants :</text:span></text:p>
          <text:list>
            <text:list-item>
              <text:p text:style-name="P83"><text:span text:style-name="T20">Saisie o</text:span><text:span text:style-name="T16">bligatoire :</text:span></text:p>
              <text:list>
                <text:list-item>
                  <text:p text:style-name="P80">un utilisateur propriétaire de l'élection (gérant de l'élection)</text:p>
                </text:list-item>
                <text:list-item>
                  <text:p text:style-name="P80">un titre définissant l'élection</text:p>
                </text:list-item>
                <text:list-item>
                  <text:p text:style-name="P80">une description de l'item soumis au vote</text:p>
                </text:list-item>
              </text:list>
            </text:list-item>
            <text:list-item>
              <text:p text:style-name="P84"><text:span text:style-name="T20">Saisie f</text:span><text:span text:style-name="T16">acultati</text:span><text:span text:style-name="T20">ve</text:span><text:span text:style-name="T16"> :</text:span></text:p>
              <text:list>
                <text:list-item>
                  <text:p text:style-name="P84"><text:span text:style-name="T16">des images </text:span><text:span text:style-name="T19">permettant d'illustrer l'élection</text:span></text:p>
                </text:list-item>
              </text:list>
            </text:list-item>
          </text:list>
        </text:list-item>
      </text:list>
      <text:h text:style-name="P43" text:outline-level="3">Règles de gestion non fonctionnelles</text:h>
      <text:list xml:id="list94113995914861" text:continue-list="list94112235490903" text:style-name="L3">
        <text:list-item>
          <text:p text:style-name="P105"><text:span text:style-name="T5">RGT</text:span><text:span text:style-name="T8">301</text:span><text:span text:style-name="T5">-01</text:span><text:span text:style-name="T15">: Le service doit être mis à disposition via un Web Service Rest</text:span></text:p>
        </text:list-item>
        <text:list-item>
          <text:p text:style-name="P98"><text:span text:style-name="T5">RGT</text:span><text:span text:style-name="T8">301</text:span><text:span text:style-name="T5">-0</text:span><text:span text:style-name="T3">2</text:span><text:span text:style-name="T15">: L'appel à ce service doit enregistrer une trace d'utilisation de type "Création d'une élection".</text:span></text:p>
        </text:list-item>
      </text:list>
      <text:p text:style-name="P24"/>
      <text:h text:style-name="P59" text:outline-level="2"><text:soft-page-break/>US<text:span text:style-name="T41">3</text:span>0<text:span text:style-name="T43">2</text:span>: <text:span text:style-name="T43">Clôture d'une élection</text:span></text:h>
      <text:h text:style-name="P48" text:outline-level="3">Story</text:h>
      <text:p text:style-name="P65">En tant que gestionnaire d'élections authentifié sur le système,</text:p>
      <text:p text:style-name="P31"><text:span text:style-name="T16">Je peux </text:span><text:span text:style-name="T20">clôturer une élection que j'ai créé</text:span><text:span text:style-name="T16">.</text:span></text:p>
      <text:h text:style-name="P52" text:outline-level="3">Règles de gestion fonctionnelles</text:h>
      <text:list xml:id="list94112233767324" text:continue-list="list8482558144773163281" text:style-name="L7">
        <text:list-item>
          <text:p text:style-name="P74"><text:span text:style-name="T6">RGF</text:span><text:span text:style-name="T9">3</text:span><text:span text:style-name="T6">0</text:span><text:span text:style-name="T9">2</text:span><text:span text:style-name="T6">-01</text:span><text:span text:style-name="T39">: </text:span><text:span text:style-name="T23">Seul un </text:span><text:span text:style-name="T24">gestionnaire d'élections</text:span><text:span text:style-name="T23"> peut appeler ce servi</text:span><text:span text:style-name="T25">ce</text:span></text:p>
        </text:list-item>
        <text:list-item>
          <text:p text:style-name="P75"><text:span text:style-name="T34">R</text:span><text:span text:style-name="T33">GF302-02</text:span><text:span text:style-name="T29">: Seul le créateur de l'élection peut clôturer l'élection.</text:span></text:p>
        </text:list-item>
        <text:list-item>
          <text:p text:style-name="P74"><text:span text:style-name="T6">RGF</text:span><text:span text:style-name="T8">30</text:span><text:span text:style-name="T9">2</text:span><text:span text:style-name="T6">-0</text:span><text:span text:style-name="T9">3</text:span><text:span text:style-name="T39">: </text:span><text:span text:style-name="T25">La clôture de l'élection enregistre la date de clôture.</text:span></text:p>
        </text:list-item>
      </text:list>
      <text:h text:style-name="P44" text:outline-level="3">Règles de gestion non fonctionnelles</text:h>
      <text:list xml:id="list7355001609215057007" text:style-name="L8">
        <text:list-item>
          <text:p text:style-name="P106"><text:span text:style-name="T5">RGT</text:span><text:span text:style-name="T8">30</text:span><text:span text:style-name="T9">2</text:span><text:span text:style-name="T5">-01</text:span><text:span text:style-name="T15">: Le service doit être mis à disposition via un Web Service Rest</text:span></text:p>
        </text:list-item>
        <text:list-item>
          <text:p text:style-name="P99"><text:span text:style-name="T5">RGT</text:span><text:span text:style-name="T8">3</text:span><text:span text:style-name="T9">02-</text:span><text:span text:style-name="T5">0</text:span><text:span text:style-name="T3">2</text:span><text:span text:style-name="T15">: L'appel à ce service doit enregistrer une trace d'utilisation de type "Clôture d'une élection".</text:span></text:p>
        </text:list-item>
      </text:list>
      <text:p text:style-name="P24"/>
      <text:h text:style-name="P59" text:outline-level="2">US<text:span text:style-name="T41">3</text:span>0<text:span text:style-name="T43">3</text:span>: <text:span text:style-name="T43">Modification d'une élection</text:span></text:h>
      <text:h text:style-name="P48" text:outline-level="3">Story</text:h>
      <text:p text:style-name="P65">En tant que gestionnaire d'élections authentifié sur le système,</text:p>
      <text:p text:style-name="P31"><text:span text:style-name="T16">Je peux </text:span><text:span text:style-name="T20">modifier les caractéristiques d'une élection</text:span><text:span text:style-name="T16">.</text:span></text:p>
      <text:h text:style-name="P52" text:outline-level="3">Règles de gestion fonctionnelles</text:h>
      <text:list xml:id="list94112836751330" text:continue-list="list94112233767324" text:style-name="L7">
        <text:list-item>
          <text:p text:style-name="P74"><text:span text:style-name="T6">RGF</text:span><text:span text:style-name="T8">3</text:span><text:span text:style-name="T6">0</text:span><text:span text:style-name="T9">3</text:span><text:span text:style-name="T6">-01</text:span><text:span text:style-name="T39">: </text:span><text:span text:style-name="T23">Seul un </text:span><text:span text:style-name="T24">gestionnaire d'élections</text:span><text:span text:style-name="T23"> peut appeler ce service</text:span></text:p>
        </text:list-item>
        <text:list-item>
          <text:p text:style-name="P74"><text:span text:style-name="T6">RGF</text:span><text:span text:style-name="T8">30</text:span><text:span text:style-name="T9">3</text:span><text:span text:style-name="T6">-02</text:span><text:span text:style-name="T39">: </text:span><text:span text:style-name="T25">Seul le créateur de l'élection peut la modifier</text:span></text:p>
        </text:list-item>
      </text:list>
      <text:h text:style-name="P44" text:outline-level="3">Règles de gestion non fonctionnelles</text:h>
      <text:list xml:id="list7603762637991691515" text:style-name="L9">
        <text:list-item>
          <text:p text:style-name="P107"><text:span text:style-name="T5">RGT</text:span><text:span text:style-name="T8">30</text:span><text:span text:style-name="T10">3</text:span><text:span text:style-name="T5">-01</text:span><text:span text:style-name="T15">: Le service doit être mis à disposition via un Web Service Rest</text:span></text:p>
        </text:list-item>
        <text:list-item>
          <text:p text:style-name="P100"><text:span text:style-name="T5">RGT</text:span><text:span text:style-name="T8">30</text:span><text:span text:style-name="T10">3</text:span><text:span text:style-name="T5">-0</text:span><text:span text:style-name="T3">2</text:span><text:span text:style-name="T15">: L'appel à ce service doit enregistrer une trace d'utilisation de type "Modification d'une élection".</text:span></text:p>
        </text:list-item>
      </text:list>
      <text:h text:style-name="P59" text:outline-level="2">US<text:span text:style-name="T41">3</text:span>0<text:span text:style-name="T43">4</text:span>: <text:span text:style-name="T43">Lister les élections</text:span></text:h>
      <text:h text:style-name="P48" text:outline-level="3">Story</text:h>
      <text:p text:style-name="P27"><text:span text:style-name="T16">En tant qu</text:span><text:span text:style-name="T20">'utilisateur authentifié sur le système,</text:span></text:p>
      <text:p text:style-name="P27"><text:span text:style-name="T20">Je peux lister l'ensemble des élections enregistrées sur le système et les filtrer</text:span><text:span text:style-name="T16">.</text:span></text:p>
      <text:h text:style-name="P52" text:outline-level="3">Règles de gestion fonctionnelles</text:h>
      <text:list xml:id="list94112088138086" text:continue-list="list94112836751330" text:style-name="L7">
        <text:list-item>
          <text:p text:style-name="P74"><text:span text:style-name="T6">RGF</text:span><text:span text:style-name="T8">3</text:span><text:span text:style-name="T6">0</text:span><text:span text:style-name="T10">4</text:span><text:span text:style-name="T6">-01</text:span><text:span text:style-name="T39">: </text:span><text:span text:style-name="T25">Le service doit permettre d'utiliser des critères de recherche du type:</text:span></text:p>
          <text:list>
            <text:list-item>
              <text:p text:style-name="P68">Chaîne contenue dans le nom de l'élection</text:p>
            </text:list-item>
            <text:list-item>
              <text:p text:style-name="P68">Election clôturée ou active</text:p>
            </text:list-item>
            <text:list-item>
              <text:p text:style-name="P68">Créateur de l'élection</text:p>
            </text:list-item>
          </text:list>
        </text:list-item>
        <text:list-item>
          <text:p text:style-name="P68"/>
        </text:list-item>
      </text:list>
      <text:h text:style-name="P44" text:outline-level="3">Règles de gestion non fonctionnelles</text:h>
      <text:list xml:id="list8117613000137614615" text:style-name="L10">
        <text:list-item>
          <text:p text:style-name="P108"><text:span text:style-name="T5">RGT</text:span><text:span text:style-name="T8">30</text:span><text:span text:style-name="T10">4</text:span><text:span text:style-name="T5">-01</text:span><text:span text:style-name="T15">: Le service doit être mis à disposition via un Web Service Rest</text:span></text:p>
        </text:list-item>
        <text:list-item>
          <text:p text:style-name="P101"><text:span text:style-name="T5">RGT</text:span><text:span text:style-name="T8">3</text:span><text:span text:style-name="T10">04</text:span><text:span text:style-name="T5">-0</text:span><text:span text:style-name="T3">2</text:span><text:span text:style-name="T15">: L'appel à ce service doit enregistrer une trace d'utilisation de type "Recherche des élections".</text:span></text:p>
        </text:list-item>
      </text:list>
      <text:h text:style-name="P60" text:outline-level="2"><text:soft-page-break/>US<text:span text:style-name="T41">3</text:span>0<text:span text:style-name="T44">5</text:span>: <text:span text:style-name="T44">Consulter les résultats d'une élection</text:span></text:h>
      <text:h text:style-name="P49" text:outline-level="3">Story</text:h>
      <text:p text:style-name="P28"><text:span text:style-name="T16">En tant qu</text:span><text:span text:style-name="T20">'utilisateur authentifié sur le système,</text:span></text:p>
      <text:p text:style-name="P28"><text:span text:style-name="T20">Je peux </text:span><text:span text:style-name="T21">consulter les résultats d'une élection clôturée</text:span><text:span text:style-name="T16">.</text:span></text:p>
      <text:h text:style-name="P53" text:outline-level="3">Règles de gestion fonctionnelles</text:h>
      <text:list xml:id="list8244247552793010460" text:style-name="L11">
        <text:list-item>
          <text:p text:style-name="P76"><text:span text:style-name="T6">RGF</text:span><text:span text:style-name="T8">3</text:span><text:span text:style-name="T6">0</text:span><text:span text:style-name="T10">5</text:span><text:span text:style-name="T6">-01</text:span><text:span text:style-name="T39">: </text:span><text:span text:style-name="T40">Pour une élection de type Oui/Non, l</text:span><text:span text:style-name="T25">e service </text:span><text:span text:style-name="T26">retourne le nombre de voix par réponse.</text:span></text:p>
        </text:list-item>
      </text:list>
      <text:h text:style-name="P45" text:outline-level="3">Règles de gestion non fonctionnelles</text:h>
      <text:list xml:id="list3097396388421498818" text:style-name="L12">
        <text:list-item>
          <text:p text:style-name="P109"><text:span text:style-name="T5">RGT</text:span><text:span text:style-name="T8">3</text:span><text:span text:style-name="T10">05</text:span><text:span text:style-name="T5">-01</text:span><text:span text:style-name="T15">: Le service doit être mis à disposition via un Web Service Rest</text:span></text:p>
        </text:list-item>
        <text:list-item>
          <text:p text:style-name="P102"><text:span text:style-name="T5">RGT</text:span><text:span text:style-name="T8">30</text:span><text:span text:style-name="T10">5</text:span><text:span text:style-name="T5">-0</text:span><text:span text:style-name="T3">2</text:span><text:span text:style-name="T15">: L'appel à ce service doit enregistrer une trace d'utilisation de type "Consultation des résultats d'une élection".</text:span></text:p>
        </text:list-item>
      </text:list>
      <text:h text:style-name="P36" text:outline-level="1">Fonction 4: Vote</text:h>
      <text:h text:style-name="P60" text:outline-level="2">US<text:span text:style-name="T44">401</text:span>: <text:span text:style-name="T44">Vote à une élection</text:span></text:h>
      <text:h text:style-name="P49" text:outline-level="3">Story</text:h>
      <text:p text:style-name="P28"><text:span text:style-name="T16">En tant qu</text:span><text:span text:style-name="T20">'</text:span><text:span text:style-name="T21">électeur</text:span><text:span text:style-name="T20"> authentifié sur le système,</text:span></text:p>
      <text:p text:style-name="P28"><text:span text:style-name="T20">Je peux </text:span><text:span text:style-name="T21">voter à une élection non clôturée</text:span><text:span text:style-name="T16">.</text:span></text:p>
      <text:h text:style-name="P53" text:outline-level="3">Règles de gestion fonctionnelles</text:h>
      <text:list xml:id="list6571569034123650747" text:style-name="L13">
        <text:list-item>
          <text:p text:style-name="P77"><text:span text:style-name="T6">RGF</text:span><text:span text:style-name="T10">401</text:span><text:span text:style-name="T6">-01</text:span><text:span text:style-name="T39">: </text:span><text:span text:style-name="T40">Seules les élections non clôturées sont ouvertes au vote.</text:span></text:p>
        </text:list-item>
        <text:list-item>
          <text:p text:style-name="P77"><text:span text:style-name="T35">RGF401-02</text:span><text:span text:style-name="T26">: Un électeur ne peut voter qu'une et une seule fois à une élection.</text:span></text:p>
        </text:list-item>
        <text:list-item>
          <text:p text:style-name="P77"><text:span text:style-name="T35">RGF401-03</text:span><text:span text:style-name="T26">: Un électeur peut voter blanc à n'importe quelle élection.</text:span></text:p>
        </text:list-item>
        <text:list-item>
          <text:p text:style-name="P77"><text:span text:style-name="T35">RGF401-04</text:span><text:span text:style-name="T26">: Un électeur ne peut modifier son vote une fois celui-ci enregistré.</text:span></text:p>
        </text:list-item>
      </text:list>
      <text:h text:style-name="P45" text:outline-level="3">Règles de gestion non fonctionnelles</text:h>
      <text:list xml:id="list2797429618797262554" text:style-name="L14">
        <text:list-item>
          <text:p text:style-name="P110"><text:span text:style-name="T5">RGT</text:span><text:span text:style-name="T10">401</text:span><text:span text:style-name="T5">-01</text:span><text:span text:style-name="T15">: Le service doit être mis à disposition via un Web Service Rest</text:span></text:p>
        </text:list-item>
        <text:list-item>
          <text:p text:style-name="P103"><text:span text:style-name="T5">RGT</text:span><text:span text:style-name="T10">401</text:span><text:span text:style-name="T5">-0</text:span><text:span text:style-name="T3">2</text:span><text:span text:style-name="T15">: L'appel à ce service doit enregistrer une trace d'utilisation de type "Vote à une élection".</text:span></text:p>
        </text:list-item>
      </text:list>
      <text:p text:style-name="P21">Document de conception</text:p>
      <text:p text:style-name="P5">Composition de l'équipe projet:</text:p>
      <text:p text:style-name="P5">- </text:p>
      <text:p text:style-name="P5">- </text:p>
      <text:p text:style-name="P2"/>
      <text:h text:style-name="P37" text:outline-level="1" text:restart-numbering="true" text:start-value="-1">Architecture logicielle</text:h>
      <text:h text:style-name="P61" text:outline-level="2">Les préoccupations à adresser</text:h>
      <text:list xml:id="list5507017758682513026" text:style-name="L15">
        <text:list-item>
          <text:p text:style-name="P111">Préoccupation X</text:p>
          <text:list>
            <text:list-item>
              <text:p text:style-name="P111">Description: ...</text:p>
            </text:list-item>
            <text:list-item>
              <text:p text:style-name="P111">Solution: ...</text:p>
            </text:list-item>
          </text:list>
        </text:list-item>
        <text:list-item>
          <text:p text:style-name="P111">Préoccupation Y</text:p>
          <text:list>
            <text:list-item>
              <text:p text:style-name="P111">Description: ...</text:p>
            </text:list-item>
            <text:list-item>
              <text:p text:style-name="P111">Solution: ...</text:p>
            </text:list-item>
          </text:list>
        </text:list-item>
      </text:list>
      <text:h text:style-name="P61" text:outline-level="2">Diagramme d'architecture</text:h>
      <text:h text:style-name="P38" text:outline-level="1">Application Serveur</text:h>
      <text:h text:style-name="P61" text:outline-level="2">Fonctionnalité A</text:h>
      <text:h text:style-name="P61" text:outline-level="2">Fonctionnalité B</text:h>
      <text:p text:style-name="P4"/>
      <text:h text:style-name="P38" text:outline-level="1">Application Client</text:h>
      <text:h text:style-name="P61" text:outline-level="2">Fonctionnalité A</text:h>
      <text:h text:style-name="P61" text:outline-level="2">Fonctionnalité B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Open Sans" svg:font-family="'Open Sans', Arial, sans-serif"/>
    <style:font-face style:name="Tahoma1" svg:font-family="Tahoma"/>
    <style:font-face style:name="Courier New" svg:font-family="'Courier New'" style:font-family-generic="modern" style:font-pitch="fixed"/>
    <style:font-face style:name="AR BERKLEY" svg:font-family="'AR BERKLEY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6M50S</meta:editing-duration>
    <meta:editing-cycles>17</meta:editing-cycles>
    <meta:generator>LibreOffice/5.0.2.2$Windows_x86 LibreOffice_project/37b43f919e4de5eeaca9b9755ed688758a8251fe</meta:generator>
    <dc:date>2015-11-26T09:41:11.710000000</dc:date>
    <dc:creator>Sébastien Gringoire</dc:creator>
    <meta:document-statistic meta:table-count="0" meta:image-count="0" meta:object-count="0" meta:page-count="9" meta:paragraph-count="261" meta:word-count="2102" meta:character-count="13527" meta:non-whitespace-character-count="11715"/>
    <meta:user-defined meta:name="Info 1"/>
    <meta:user-defined meta:name="Info 2"/>
    <meta:user-defined meta:name="Info 3"/>
    <meta:user-defined meta:name="Info 4"/>
  </office:meta>
</office:document-meta>
</file>